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DefinitionBuilder.setTreeModelDefinitionBuilders( Map treeModelDefinition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DefinitionBuilder.setupDefinition( Element widgetElement , TreeDefinition definition , WidgetDefinitionBuilder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